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accommoda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men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vailability_3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vailability_36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vailability_6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vailability_9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th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d_ty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d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lculated_host_listings_cou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lendar_updat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ncellation_policy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cancellation_policy&quot;," table:formula="of:=COM.MICROSOFT.CONCAT([.B13];[.A13];[.B13];[.C13])" table:style-name="ce1">
            <text:p>"cancellation_polic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city&quot;," table:formula="of:=COM.MICROSOFT.CONCAT([.B14];[.A14];[.B14];[.C14])" table:style-name="ce1">
            <text:p>"cit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ing_fe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cleaning_fee&quot;," table:formula="of:=COM.MICROSOFT.CONCAT([.B15];[.A15];[.B15];[.C15])" table:style-name="ce1">
            <text:p>"cleaning_fe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periences_offered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experiences_offered&quot;," table:formula="of:=COM.MICROSOFT.CONCAT([.B16];[.A16];[.B16];[.C16])" table:style-name="ce1">
            <text:p>"experiences_offere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tra_peopl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extra_people&quot;," table:formula="of:=COM.MICROSOFT.CONCAT([.B17];[.A17];[.B17];[.C17])" table:style-name="ce1">
            <text:p>"extra_peop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st_review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first_review&quot;," table:formula="of:=COM.MICROSOFT.CONCAT([.B18];[.A18];[.B18];[.C18])" table:style-name="ce1">
            <text:p>"first_revie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s_included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guests_included&quot;," table:formula="of:=COM.MICROSOFT.CONCAT([.B19];[.A19];[.B19];[.C19])" table:style-name="ce1">
            <text:p>"guests_include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s_availability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as_availability&quot;," table:formula="of:=COM.MICROSOFT.CONCAT([.B20];[.A20];[.B20];[.C20])" table:style-name="ce1">
            <text:p>"has_availabilit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acceptance_rat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acceptance_rate&quot;," table:formula="of:=COM.MICROSOFT.CONCAT([.B21];[.A21];[.B21];[.C21])" table:style-name="ce1">
            <text:p>"host_acceptance_rat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has_profile_pic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has_profile_pic&quot;," table:formula="of:=COM.MICROSOFT.CONCAT([.B22];[.A22];[.B22];[.C22])" table:style-name="ce1">
            <text:p>"host_has_profile_pic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id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id&quot;," table:formula="of:=COM.MICROSOFT.CONCAT([.B23];[.A23];[.B23];[.C23])" table:style-name="ce1">
            <text:p>"host_i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identity_verified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identity_verified&quot;," table:formula="of:=COM.MICROSOFT.CONCAT([.B24];[.A24];[.B24];[.C24])" table:style-name="ce1">
            <text:p>"host_identity_verifie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is_superhost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is_superhost&quot;," table:formula="of:=COM.MICROSOFT.CONCAT([.B25];[.A25];[.B25];[.C25])" table:style-name="ce1">
            <text:p>"host_is_superho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listings_count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listings_count&quot;," table:formula="of:=COM.MICROSOFT.CONCAT([.B26];[.A26];[.B26];[.C26])" table:style-name="ce1">
            <text:p>"host_listings_coun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nam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name&quot;," table:formula="of:=COM.MICROSOFT.CONCAT([.B27];[.A27];[.B27];[.C27])" table:style-name="ce1">
            <text:p>"host_nam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response_rat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response_rate&quot;," table:formula="of:=COM.MICROSOFT.CONCAT([.B28];[.A28];[.B28];[.C28])" table:style-name="ce1">
            <text:p>"host_response_rat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response_tim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response_time&quot;," table:formula="of:=COM.MICROSOFT.CONCAT([.B29];[.A29];[.B29];[.C29])" table:style-name="ce1">
            <text:p>"host_response_tim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sinc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since&quot;," table:formula="of:=COM.MICROSOFT.CONCAT([.B30];[.A30];[.B30];[.C30])" table:style-name="ce1">
            <text:p>"host_sinc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total_listings_count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total_listings_count&quot;," table:formula="of:=COM.MICROSOFT.CONCAT([.B31];[.A31];[.B31];[.C31])" table:style-name="ce1">
            <text:p>"host_total_listings_coun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t_verifications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st_verifications&quot;," table:formula="of:=COM.MICROSOFT.CONCAT([.B32];[.A32];[.B32];[.C32])" table:style-name="ce1">
            <text:p>"host_verificatio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e_rules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house_rules&quot;," table:formula="of:=COM.MICROSOFT.CONCAT([.B33];[.A33];[.B33];[.C33])" table:style-name="ce1">
            <text:p>"house_rule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id&quot;," table:formula="of:=COM.MICROSOFT.CONCAT([.B34];[.A34];[.B34];[.C34])" table:style-name="ce1">
            <text:p>"i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tant_bookabl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instant_bookable&quot;," table:formula="of:=COM.MICROSOFT.CONCAT([.B35];[.A35];[.B35];[.C35])" table:style-name="ce1">
            <text:p>"instant_bookab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_location_exact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is_location_exact&quot;," table:formula="of:=COM.MICROSOFT.CONCAT([.B36];[.A36];[.B36];[.C36])" table:style-name="ce1">
            <text:p>"is_location_exac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st_review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last_review&quot;," table:formula="of:=COM.MICROSOFT.CONCAT([.B37];[.A37];[.B37];[.C37])" table:style-name="ce1">
            <text:p>"last_revie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titud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latitude&quot;," table:formula="of:=COM.MICROSOFT.CONCAT([.B38];[.A38];[.B38];[.C38])" table:style-name="ce1">
            <text:p>"latitud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itud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longitude&quot;," table:formula="of:=COM.MICROSOFT.CONCAT([.B39];[.A39];[.B39];[.C39])" table:style-name="ce1">
            <text:p>"longitud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ket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market&quot;," table:formula="of:=COM.MICROSOFT.CONCAT([.B40];[.A40];[.B40];[.C40])" table:style-name="ce1">
            <text:p>"marke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imum_maximum_nights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maximum_maximum_nights&quot;," table:formula="of:=COM.MICROSOFT.CONCAT([.B41];[.A41];[.B41];[.C41])" table:style-name="ce1">
            <text:p>"maximum_maximum_night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imum_minimum_nights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maximum_minimum_nights&quot;," table:formula="of:=COM.MICROSOFT.CONCAT([.B42];[.A42];[.B42];[.C42])" table:style-name="ce1">
            <text:p>"maximum_minimum_night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imum_nights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maximum_nights&quot;," table:formula="of:=COM.MICROSOFT.CONCAT([.B43];[.A43];[.B43];[.C43])" table:style-name="ce1">
            <text:p>"maximum_night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imum_nights_avg_ntm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maximum_nights_avg_ntm&quot;," table:formula="of:=COM.MICROSOFT.CONCAT([.B44];[.A44];[.B44];[.C44])" table:style-name="ce1">
            <text:p>"maximum_nights_avg_nt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mum_maximum_nights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minimum_maximum_nights&quot;," table:formula="of:=COM.MICROSOFT.CONCAT([.B45];[.A45];[.B45];[.C45])" table:style-name="ce1">
            <text:p>"minimum_maximum_night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mum_minimum_nights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minimum_minimum_nights&quot;," table:formula="of:=COM.MICROSOFT.CONCAT([.B46];[.A46];[.B46];[.C46])" table:style-name="ce1">
            <text:p>"minimum_minimum_night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mum_nights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minimum_nights&quot;," table:formula="of:=COM.MICROSOFT.CONCAT([.B47];[.A47];[.B47];[.C47])" table:style-name="ce1">
            <text:p>"minimum_night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mum_nights_avg_ntm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minimum_nights_avg_ntm&quot;," table:formula="of:=COM.MICROSOFT.CONCAT([.B48];[.A48];[.B48];[.C48])" table:style-name="ce1">
            <text:p>"minimum_nights_avg_nt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thly_pric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monthly_price&quot;," table:formula="of:=COM.MICROSOFT.CONCAT([.B49];[.A49];[.B49];[.C49])" table:style-name="ce1">
            <text:p>"monthly_pric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ighbourhood_cleansed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neighbourhood_cleansed&quot;," table:formula="of:=COM.MICROSOFT.CONCAT([.B50];[.A50];[.B50];[.C50])" table:style-name="ce1">
            <text:p>"neighbourhood_cleanse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ighbourhood_group_cleansed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neighbourhood_group_cleansed&quot;," table:formula="of:=COM.MICROSOFT.CONCAT([.B51];[.A51];[.B51];[.C51])" table:style-name="ce1">
            <text:p>"neighbourhood_group_cleanse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er_of_reviews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number_of_reviews&quot;," table:formula="of:=COM.MICROSOFT.CONCAT([.B52];[.A52];[.B52];[.C52])" table:style-name="ce1">
            <text:p>"number_of_review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er_of_reviews_ltm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number_of_reviews_ltm&quot;," table:formula="of:=COM.MICROSOFT.CONCAT([.B53];[.A53];[.B53];[.C53])" table:style-name="ce1">
            <text:p>"number_of_reviews_lt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c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price&quot;," table:formula="of:=COM.MICROSOFT.CONCAT([.B54];[.A54];[.B54];[.C54])" table:style-name="ce1">
            <text:p>"pric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perty_typ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property_type&quot;," table:formula="of:=COM.MICROSOFT.CONCAT([.B55];[.A55];[.B55];[.C55])" table:style-name="ce1">
            <text:p>"property_ty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quire_guest_phone_verification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require_guest_phone_verification&quot;," table:formula="of:=COM.MICROSOFT.CONCAT([.B56];[.A56];[.B56];[.C56])" table:style-name="ce1">
            <text:p>"require_guest_phone_verificati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quire_guest_profile_pictur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require_guest_profile_picture&quot;," table:formula="of:=COM.MICROSOFT.CONCAT([.B57];[.A57];[.B57];[.C57])" table:style-name="ce1">
            <text:p>"require_guest_profile_pic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ew_scores_accuracy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review_scores_accuracy&quot;," table:formula="of:=COM.MICROSOFT.CONCAT([.B58];[.A58];[.B58];[.C58])" table:style-name="ce1">
            <text:p>"review_scores_accurac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ew_scores_checkin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review_scores_checkin&quot;," table:formula="of:=COM.MICROSOFT.CONCAT([.B59];[.A59];[.B59];[.C59])" table:style-name="ce1">
            <text:p>"review_scores_checki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ew_scores_cleanliness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review_scores_cleanliness&quot;," table:formula="of:=COM.MICROSOFT.CONCAT([.B60];[.A60];[.B60];[.C60])" table:style-name="ce1">
            <text:p>"review_scores_cleanlines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ew_scores_communication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review_scores_communication&quot;," table:formula="of:=COM.MICROSOFT.CONCAT([.B61];[.A61];[.B61];[.C61])" table:style-name="ce1">
            <text:p>"review_scores_communicati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ew_scores_location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review_scores_location&quot;," table:formula="of:=COM.MICROSOFT.CONCAT([.B62];[.A62];[.B62];[.C62])" table:style-name="ce1">
            <text:p>"review_scores_locati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ew_scores_rating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review_scores_rating&quot;," table:formula="of:=COM.MICROSOFT.CONCAT([.B63];[.A63];[.B63];[.C63])" table:style-name="ce1">
            <text:p>"review_scores_ra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ew_scores_valu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review_scores_value&quot;," table:formula="of:=COM.MICROSOFT.CONCAT([.B64];[.A64];[.B64];[.C64])" table:style-name="ce1">
            <text:p>"review_scores_valu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ews_per_month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reviews_per_month&quot;," table:formula="of:=COM.MICROSOFT.CONCAT([.B65];[.A65];[.B65];[.C65])" table:style-name="ce1">
            <text:p>"reviews_per_mont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om_typ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room_type&quot;," table:formula="of:=COM.MICROSOFT.CONCAT([.B66];[.A66];[.B66];[.C66])" table:style-name="ce1">
            <text:p>"room_ty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curity_deposit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security_deposit&quot;," table:formula="of:=COM.MICROSOFT.CONCAT([.B67];[.A67];[.B67];[.C67])" table:style-name="ce1">
            <text:p>"security_deposi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mart_location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smart_location&quot;," table:formula="of:=COM.MICROSOFT.CONCAT([.B68];[.A68];[.B68];[.C68])" table:style-name="ce1">
            <text:p>"smart_locati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quare_feet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square_feet&quot;," table:formula="of:=COM.MICROSOFT.CONCAT([.B69];[.A69];[.B69];[.C69])" table:style-name="ce1">
            <text:p>"square_fee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eet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street&quot;," table:formula="of:=COM.MICROSOFT.CONCAT([.B70];[.A70];[.B70];[.C70])" table:style-name="ce1">
            <text:p>"stree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ekly_pric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weekly_price&quot;," table:formula="of:=COM.MICROSOFT.CONCAT([.B71];[.A71];[.B71];[.C71])" table:style-name="ce1">
            <text:p>"weekly_pric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ipcod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office:value-type="string" office:string-value="&quot;zipcode&quot;," table:formula="of:=COM.MICROSOFT.CONCAT([.B72];[.A72];[.B72];[.C72])" table:style-name="ce1">
            <text:p>"zipcode",</text:p>
          </table:table-cell>
          <table:table-cell table:number-columns-repeated="16380"/>
        </table:table-row>
        <table:table-row table:number-rows-repeated="1048504" table:style-name="ro1">
          <table:table-cell table:number-columns-repeated="16384"/>
        </table:table-row>
      </table:table>
      <table:database-ranges>
        <table:database-range table:target-range-address="Sheet1.A1:Sheet1.A8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Stefano</dc:creator>
    <meta:creation-date>2019-11-11T21:26:33Z</meta:creation-date>
    <dc:date>2019-11-14T19:18:36Z</dc:date>
    <meta:print-date>2019-11-11T21:30:01Z</meta:print-date>
    <meta:editing-cycles>1</meta:editing-cycles>
    <meta:editing-duration>PT7516S</meta:editing-duration>
  </office:meta>
</office:document-meta>
</file>